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normal" officeooo:rsid="00196464" officeooo:paragraph-rsid="0013516f" style:font-size-asian="12.25pt" style:font-weight-asian="normal" style:font-size-complex="14pt" style:font-weight-complex="normal"/>
    </style:style>
    <style:style style:name="P2" style:family="paragraph" style:parent-style-name="Standard">
      <style:text-properties fo:font-size="14pt" fo:font-weight="normal" officeooo:rsid="001599ca" officeooo:paragraph-rsid="0013516f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1621e5" officeooo:paragraph-rsid="0013516f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185d24" officeooo:paragraph-rsid="0013516f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officeooo:rsid="001621e5" officeooo:paragraph-rsid="0013516f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621e5" officeooo:paragraph-rsid="0013516f" style:font-size-asian="12.25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7085f" officeooo:paragraph-rsid="0013516f" style:font-size-asian="12.25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85d24" officeooo:paragraph-rsid="0013516f" style:font-size-asian="12.25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8b9f8" officeooo:paragraph-rsid="0013516f" style:font-size-asian="12.25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52de0" officeooo:paragraph-rsid="00152de0" style:font-size-asian="12.25pt" style:font-weight-asian="bold" style:font-size-complex="14pt" style:font-weight-complex="bold"/>
    </style:style>
    <style:style style:name="P11" style:family="paragraph" style:parent-style-name="Standard">
      <style:text-properties fo:font-size="16pt" fo:font-weight="bold" officeooo:rsid="001599ca" officeooo:paragraph-rsid="0013516f" style:font-size-asian="14pt" style:font-weight-asian="bold" style:font-size-complex="16pt" style:font-weight-complex="bold"/>
    </style:style>
    <style:style style:name="T1" style:family="text">
      <style:text-properties officeooo:rsid="0018af5a"/>
    </style:style>
    <style:style style:name="T2" style:family="text">
      <style:text-properties fo:font-weight="bold" officeooo:rsid="001621e5" style:font-weight-asian="bold" style:font-weight-complex="bold"/>
    </style:style>
    <style:style style:name="T3" style:family="text">
      <style:text-properties officeooo:rsid="001621e5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85d24" style:font-weight-asian="normal" style:font-weight-complex="normal"/>
    </style:style>
    <style:style style:name="T6" style:family="text">
      <style:text-properties fo:font-weight="normal" officeooo:rsid="00196464" style:font-weight-asian="normal" style:font-weight-complex="normal"/>
    </style:style>
    <style:style style:name="T7" style:family="text">
      <style:text-properties officeooo:rsid="0017085f"/>
    </style:style>
    <style:style style:name="T8" style:family="text">
      <style:text-properties officeooo:rsid="00170d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Les tests <text:span text:style-name="T1">logins</text:span> :</text:p>
      <text:p text:style-name="P11"/>
      <text:p text:style-name="P5">test1</text:p>
      <text:p text:style-name="P2"><text:span text:style-name="T2">Action : </text:span>Accéder à la page d’accueil.</text:p>
      <text:p text:style-name="P2"><text:span text:style-name="T2">Attendu :</text:span> <text:span text:style-name="T3">Redirection vers la page login</text:span></text:p>
      <text:p text:style-name="P2"/>
      <text:p text:style-name="P6">test2</text:p>
      <text:p text:style-name="P6">Action : <text:span text:style-name="T4">Créer un utilisateur</text:span></text:p>
      <text:p text:style-name="P6">Atten<text:span text:style-name="T7">d</text:span>u :<text:span text:style-name="T4">utilisateur dans la base de donnée, </text:span><text:span text:style-name="T5">statut logué pour l’utilisateur et</text:span><text:span text:style-name="T4"> redirection vers la page d’accueil</text:span></text:p>
      <text:p text:style-name="P3"/>
      <text:p text:style-name="P7">test3</text:p>
      <text:p text:style-name="P7">Action : <text:span text:style-name="T4">Se déconnecter</text:span></text:p>
      <text:p text:style-name="P8">Attendu : <text:span text:style-name="T4">redirection vers la page login, statut non logué pour l’utilisateur</text:span></text:p>
      <text:p text:style-name="P4"/>
      <text:p text:style-name="P8">Effectuer test1</text:p>
      <text:p text:style-name="P8"/>
      <text:p text:style-name="P10">test<text:span text:style-name="T8">4</text:span></text:p>
      <text:p text:style-name="P10">Action : <text:span text:style-name="T4">Se connecter avec l’utilisateur crée mais mettre une erreur dans l’email</text:span></text:p>
      <text:p text:style-name="P10">Attendu : <text:span text:style-name="T4">message erreur indiquant que l’utilisateur n’existe pas.</text:span></text:p>
      <text:p text:style-name="P10"><text:span text:style-name="T4"/></text:p>
      <text:p text:style-name="P10">test<text:span text:style-name="T8">5</text:span></text:p>
      <text:p text:style-name="P10">Action : <text:span text:style-name="T4">Se connecter avec l’utilisateur crée mais avec mauvais mot de passe</text:span></text:p>
      <text:p text:style-name="P10">Attendu : <text:span text:style-name="T4">message erreur indiquant que le mot de passe est erroné</text:span></text:p>
      <text:p text:style-name="P10"><text:span text:style-name="T4"/></text:p>
      <text:p text:style-name="P8">test<text:span text:style-name="T8">6</text:span></text:p>
      <text:p text:style-name="P8">Action : <text:span text:style-name="T4">Se connecter avec l’utilisateur fraîchement crée</text:span></text:p>
      <text:p text:style-name="P8">Attendu : <text:span text:style-name="T4">redirection vers la page d’accueil, statut logué pour l’utilisateur</text:span></text:p>
      <text:p text:style-name="P4"/>
      <text:p text:style-name="P8">test<text:span text:style-name="T8">7</text:span></text:p>
      <text:p text:style-name="P8">Action : <text:span text:style-name="T4">Accéder à la page d’accueil</text:span></text:p>
      <text:p text:style-name="P8">Attendu : <text:span text:style-name="T4">code retour 200, récupère le html de la page d’accueil</text:span></text:p>
      <text:p text:style-name="P8"><text:span text:style-name="T4"/></text:p>
      <text:p text:style-name="P9">test<text:span text:style-name="T8">8</text:span></text:p>
      <text:p text:style-name="P9">Action : <text:span text:style-name="T4">Supprimer l’utilisateur</text:span></text:p>
      <text:p text:style-name="P9">Attendu : <text:span text:style-name="T4">redirection vers la page login, aucun utilisateur qui est logué, </text:span><text:span text:style-name="T6">l’utilisateur ne se trouve plus dans la base de donnée</text:span></text:p>
      <text:p text:style-name="P1"/>
      <text:p text:style-name="P10">test<text:span text:style-name="T8">9</text:span></text:p>
      <text:p text:style-name="P10">Action : <text:span text:style-name="T4">Se connecter avec l’utilisateur</text:span></text:p>
      <text:p text:style-name="P10">Attendu : <text:span text:style-name="T4">message d’erreur indiquant que l’utilisateur n’existe pa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0T13:29:02.087666468</meta:creation-date>
    <dc:date>2022-03-10T13:34:31.402177462</dc:date>
    <meta:editing-duration>PT5M2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9" meta:word-count="193" meta:character-count="1188" meta:non-whitespace-character-count="1024"/>
  </office:meta>
</office:document-meta>
</file>